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c9211e" loext:opacity="100%" fo:font-size="15pt" fo:font-style="italic" style:text-underline-style="solid" style:text-underline-width="auto" style:text-underline-color="font-color" fo:font-weight="bold" officeooo:rsid="000c7d85" officeooo:paragraph-rsid="000c7d85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Heading_20_3">
      <style:text-properties fo:color="#158466" loext:opacity="100%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T1" style:family="text">
      <style:text-properties officeooo:rsid="00138c0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p text:style-name="P1">LES DIFFERENTS TYPES DE TESTS</text:p>
      <text:h text:style-name="P2" text:outline-level="3">1. Tests fonctionnels</text:h>
      <text:p text:style-name="P3">Ces tests, c’est pour vérifier que tout marche , selon ce qu’on a prévu.</text:p>
      <text:list text:style-name="L1">
        <text:list-item>
          <text:p text:style-name="P4"><text:span text:style-name="Strong_20_Emphasis">Gestion des alertes et notifications</text:span> : On regarde si les alertes se déclenchent bien quand il faut, par exemple si un seuil est dépassé ou si quelque chose cloche, comme une surcharge dans le réseau. </text:p>
        </text:list-item>
        <text:list-item>
          <text:p text:style-name="P4"><text:span text:style-name="Strong_20_Emphasis">Analyse des performances réseau</text:span> : On s’assure que les tableaux de bord affichent les bonnes infos sur les performances – latence, débit, tout ça – sans raconter n’importe quoi. </text:p>
        </text:list-item>
        <text:list-item>
          <text:p text:style-name="P4"><text:span text:style-name="Strong_20_Emphasis">Surveillance en temps réel</text:span> : Là, on vérifie que les données qu’on voit à l’écran sont bien à jour, sans aucun décalage. </text:p>
        </text:list-item>
        <text:list-item>
          <text:p text:style-name="P4"><text:span text:style-name="Strong_20_Emphasis">Stockage et analyse des logs</text:span> : On teste si les logs sont bien enregistrés quelque part et si leur analyse permet de repérer les anomalies sans problème. </text:p>
        </text:list-item>
        <text:list-item>
          <text:p text:style-name="P4"><text:span text:style-name="Strong_20_Emphasis">Génération de rapports</text:span> : On regarde si les rapports qu’on sort sont justes et utiles, avec les bonnes données dedans. </text:p>
        </text:list-item>
        <text:list-item>
          <text:p text:style-name="P4"><text:span text:style-name="Strong_20_Emphasis">Gestion centralisée des configurations</text:span> : On s’assure que quand on change une config, ça se répercute bien sur tous les appareils concernés. </text:p>
        </text:list-item>
        <text:list-item>
          <text:p text:style-name="P4"><text:span text:style-name="Strong_20_Emphasis">Authentification avancée</text:span> : On teste les systèmes d’authentification (comme OAuth2 ou LDAP) pour voir s’ils tiennent la route. </text:p>
        </text:list-item>
        <text:list-item>
          <text:p text:style-name="P5"><text:span text:style-name="Strong_20_Emphasis">Gestion des accès</text:span> : On vérifie que seuls ceux qui ont le droit peuvent accéder à certaines fonctions – par exemple, un simple utilisateur réseau ne peut pas aller trifouiller les configs. </text:p>
        </text:list-item>
      </text:list>
      <text:h text:style-name="P2" text:outline-level="3">2. Tests de performance</text:h>
      <text:p text:style-name="P3">Comme le système doit surveiller en temps réel et analyser les performances, on veut être sûrs qu’il tient le coup même quand ça chauffe.</text:p>
      <text:list text:style-name="L2">
        <text:list-item>
          <text:p text:style-name="P6">On simule plein d’appareils connectés pour voir si la surveillance en temps réel suit sans ramer. </text:p>
        </text:list-item>
        <text:list-item>
          <text:p text:style-name="P6">On teste la génération de rapports avec un gros tas de données, pour vérifier que ça reste fluide. </text:p>
        </text:list-item>
        <text:list-item>
          <text:p text:style-name="P7">On mesure combien de temps il faut pour afficher les tableaux de bord ou détecter une anomalie. </text:p>
        </text:list-item>
      </text:list>
      <text:h text:style-name="P2" text:outline-level="3">3. Tests de sécurité</text:h>
      <text:p text:style-name="P3">Ici, on se concentre sur la catégorie "Sécurité et authentification" pour protéger les accès et repérer les trucs louches.</text:p>
      <text:list text:style-name="L3">
        <text:list-item>
          <text:p text:style-name="P8"><text:span text:style-name="Strong_20_Emphasis">Test d’authentification</text:span> : On essaie de se connecter avec de mauvais identifiants pour voir si le système dit bien "non". </text:p>
        </text:list-item>
        <text:list-item>
          <text:p text:style-name="P8"><text:span text:style-name="Strong_20_Emphasis">Test de gestion des rôles</text:span> : On s’assure qu’un utilisateur avec peu de droits (genre un utilisateur réseau) ne peut pas jouer les admins. </text:p>
        </text:list-item>
        <text:list-item>
          <text:p text:style-name="P8"><text:span text:style-name="Strong_20_Emphasis">Test d’injection</text:span> : On simule des attaques, comme des injections SQL ou XSS, pour vérifier que le système est blindé. </text:p>
        </text:list-item>
        <text:list-item>
          <text:p text:style-name="P9"><text:soft-page-break/><text:span text:style-name="Strong_20_Emphasis">Surveillance des comportements suspects</text:span> : On fait semblant de faire des trucs bizarres (genre plein de tentatives de connexion ou un trafic chelou) pour voir si le système capte et nous alerte. </text:p>
        </text:list-item>
      </text:list>
      <text:h text:style-name="P2" text:outline-level="3">4. Tests d’intégration</text:h>
      <text:p text:style-name="P3">Le système <text:span text:style-name="T1">travaille</text:span> avec plein de trucs différents (logs, configs, authentification), donc on teste si tout s’emboîte bien.</text:p>
      <text:list text:style-name="L4">
        <text:list-item>
          <text:p text:style-name="P10">On vérifie que les changements de config se synchronisent correctement avec tous les appareils du réseau. </text:p>
        </text:list-item>
        <text:list-item>
          <text:p text:style-name="P10">On teste l’intégration avec des systèmes d’authentification externes, comme OAuth2 ou LDAP. </text:p>
        </text:list-item>
        <text:list-item>
          <text:p text:style-name="P11">On s’assure que les logs arrivent bien des appareils au stockage et à l’analyse sans se perdre en route. </text:p>
        </text:list-item>
      </text:list>
      <text:h text:style-name="P2" text:outline-level="3">5. Tests de charge et de stress</text:h>
      <text:p text:style-name="P3">On pousse le système dans ses retranchements pour voir s’il tient le choc.</text:p>
      <text:list text:style-name="L5">
        <text:list-item>
          <text:p text:style-name="P12">On simule une grosse surcharge réseau (un pic de trafic, par exemple) pour vérifier qu’il reste stable. </text:p>
        </text:list-item>
        <text:list-item>
          <text:p text:style-name="P13">On teste ce qui se passe si un composant plante, comme un serveur de logs qui tombe en rade. </text:p>
        </text:list-item>
      </text:list>
      <text:h text:style-name="P2" text:outline-level="3">6. Tests d’interface utilisateur (UI)</text:h>
      <text:p text:style-name="P3">On regarde si l’interface est agréable à utiliser et si tout s’affiche bien.</text:p>
      <text:list text:style-name="L6">
        <text:list-item>
          <text:p text:style-name="P14">On vérifie que les tableaux de bord sont clairs, intuitifs et montrent les bonnes données. </text:p>
        </text:list-item>
        <text:list-item>
          <text:p text:style-name="P14">On teste la navigation entre les sections (supervision, rapports, configs) pour voir si c’est fluide. </text:p>
        </text:list-item>
        <text:list-item>
          <text:p text:style-name="P15">On s’assure que les messages d’erreur ou les alertes sont compréhensibles pour l’utilisateur. </text:p>
        </text:list-item>
      </text:list>
      <text:h text:style-name="P2" text:outline-level="3">7. Tests de compatibilité</text:h>
      <text:p text:style-name="P3">On veut être sûrs que le système marche partout.</text:p>
      <text:list text:style-name="L7">
        <text:list-item>
          <text:p text:style-name="P16">On le teste sur différents navigateurs ou interfaces (si c’est une appli web) pour voir s’il fonctionne bien. </text:p>
        </text:list-item>
        <text:list-item>
          <text:p text:style-name="P17">On vérifie qu’il est compatible avec tout type d’appareils réseau : routeurs, commutateurs, etc. </text:p>
        </text:list-item>
      </text:list>
      <text:h text:style-name="P2" text:outline-level="3">8. Tests de régression</text:h>
      <text:p text:style-name="P3">Après chaque mise à jour ou changement, on refait des tests pour être sûrs qu’on n’a rien cassé.</text:p>
      <text:list text:style-name="L8">
        <text:list-item>
          <text:p text:style-name="P18">On relance les tests sur des trucs comme la génération de rapports ou la surveillance en temps réel pour voir si tout fonctionne toujours nickel. </text:p>
        </text:list-item>
      </text:list>
      <text:h text:style-name="P2" text:outline-level="3"><text:soft-page-break/>9. Tests d’acceptation utilisateur (UAT)</text:h>
      <text:p text:style-name="P3">Là, on met les vrais utilisateurs dans le coup – admins réseau, ingénieurs, utilisateurs classiques – pour tester en conditions réelles.</text:p>
      <text:list text:style-name="L9">
        <text:list-item>
          <text:p text:style-name="P19">On vérifie si le système répond à leurs attentes : est-ce qu’il est facile de sortir un rapport ? Est-ce que les alertes sont pertinentes ?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09:38:17.480890878</meta:creation-date>
    <meta:generator>LibreOffice/24.8.5.2$Linux_X86_64 LibreOffice_project/480$Build-2</meta:generator>
    <dc:date>2025-03-28T11:03:02.875709332</dc:date>
    <meta:editing-duration>PT1H10M35S</meta:editing-duration>
    <meta:editing-cycles>3</meta:editing-cycles>
    <meta:document-statistic meta:table-count="0" meta:image-count="0" meta:object-count="0" meta:page-count="3" meta:paragraph-count="46" meta:word-count="776" meta:character-count="4545" meta:non-whitespace-character-count="3811"/>
  </office:meta>
</office:document-meta>
</file>